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Liberation Sans" officeooo:rsid="00257d20" officeooo:paragraph-rsid="00257d20"/>
    </style:style>
    <style:style style:name="P2" style:family="paragraph" style:parent-style-name="Standard">
      <style:text-properties style:font-name="Liberation Sans" officeooo:rsid="0010178a" officeooo:paragraph-rsid="00273b19"/>
    </style:style>
    <style:style style:name="P3" style:family="paragraph" style:parent-style-name="Standard">
      <style:text-properties style:font-name="Liberation Sans" officeooo:rsid="00179a0c" officeooo:paragraph-rsid="00273b19"/>
    </style:style>
    <style:style style:name="P4" style:family="paragraph" style:parent-style-name="Standard">
      <style:text-properties style:font-name="Liberation Sans" officeooo:rsid="001128d9" officeooo:paragraph-rsid="00273b19"/>
    </style:style>
    <style:style style:name="P5" style:family="paragraph" style:parent-style-name="Standard">
      <style:text-properties style:font-name="Liberation Sans" officeooo:rsid="0010178a" officeooo:paragraph-rsid="00273b19"/>
    </style:style>
    <style:style style:name="T1" style:family="text">
      <style:text-properties officeooo:rsid="00150370"/>
    </style:style>
    <style:style style:name="T2" style:family="text">
      <style:text-properties officeooo:rsid="00161e7b"/>
    </style:style>
    <style:style style:name="T3" style:family="text">
      <style:text-properties officeooo:rsid="00179a0c"/>
    </style:style>
    <style:style style:name="T4" style:family="text">
      <style:text-properties officeooo:rsid="001c758b"/>
    </style:style>
    <style:style style:name="T5" style:family="text">
      <style:text-properties officeooo:rsid="001128d9"/>
    </style:style>
    <style:style style:name="T6" style:family="text">
      <style:text-properties officeooo:rsid="0017cba7"/>
    </style:style>
    <style:style style:name="T7" style:family="text">
      <style:text-properties officeooo:rsid="00291989"/>
    </style:style>
    <style:style style:name="T8" style:family="text">
      <style:text-properties officeooo:rsid="002ae39b"/>
    </style:style>
    <style:style style:name="T9" style:family="text">
      <style:text-properties officeooo:rsid="002d2fa4"/>
    </style:style>
    <style:style style:name="T10" style:family="text">
      <style:text-properties officeooo:rsid="002e94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P.SF-04APR2026.2020404 ==&gt;</text:p>
      <text:p text:style-name="P1"/>
      <text:p text:style-name="P2">** meeting the world in the moment</text:p>
      <text:p text:style-name="P2"/>
      <text:p text:style-name="P2"><text:span text:style-name="T8">m</text:span>eeting the world in the moment,</text:p>
      <text:p text:style-name="P2">meeting the word in the moment.</text:p>
      <text:p text:style-name="P2"><text:span text:style-name="T9">a</text:span>nd it’s good,</text:p>
      <text:p text:style-name="P2">an affirmation</text:p>
      <text:p text:style-name="P2"><text:span text:style-name="T1">t</text:span>hat I may have some good stuff going on.</text:p>
      <text:p text:style-name="P2">I did the work thing,</text:p>
      <text:p text:style-name="P2">I did my time</text:p>
      <text:p text:style-name="P2">and it surely flew by.</text:p>
      <text:p text:style-name="P2"><text:span text:style-name="T9">h</text:span>ow is it that I’ve been so lucky</text:p>
      <text:p text:style-name="P2">to have this creative sojourn,</text:p>
      <text:p text:style-name="P2">this time to follow my bliss.</text:p>
      <text:p text:style-name="P2">I’m happy that things</text:p>
      <text:p text:style-name="P2">seem to make so much <text:span text:style-name="T2">more </text:span>sense.</text:p>
      <text:p text:style-name="P2">I have <text:span text:style-name="T3">these</text:span> thoughts and reflections,</text:p>
      <text:p text:style-name="P2">going with the flow,</text:p>
      <text:p text:style-name="P2">reaching down</text:p>
      <text:p text:style-name="P2">and making this contact</text:p>
      <text:p text:style-name="P2">with the soul,</text:p>
      <text:p text:style-name="P2">autonomy,</text:p>
      <text:p text:style-name="P2">purpose,</text:p>
      <text:p text:style-name="P2">serenity,</text:p>
      <text:p text:style-name="P2">forgiveness,</text:p>
      <text:p text:style-name="P2">reconciliation.</text:p>
      <text:p text:style-name="P2"><text:span text:style-name="T10">b</text:span><text:span text:style-name="T3">ut</text:span> relationships are a mixed bag.</text:p>
      <text:p text:style-name="P3"><text:span text:style-name="T10">e</text:span><text:span text:style-name="T4">nigma wrapped in a riddle wrapped in a conundrum</text:span>.</text:p>
      <text:p text:style-name="P2"><text:span text:style-name="T10">s</text:span>ome are <text:span text:style-name="T3">emerging</text:span>,</text:p>
      <text:p text:style-name="P4">flowing into,</text:p>
      <text:p text:style-name="P2"><text:span text:style-name="T5">becoming</text:span>,</text:p>
      <text:p text:style-name="P2">some are just meandering,</text:p>
      <text:p text:style-name="P3">still waters,</text:p>
      <text:p text:style-name="P3"><text:span text:style-name="T7">just </text:span>maintaining</text:p>
      <text:p text:style-name="P2">and others are <text:span text:style-name="T6">lost</text:span>,</text:p>
      <text:p text:style-name="P2">flowing away,</text:p>
      <text:p text:style-name="P2">vanishing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34M16S</meta:editing-duration>
    <meta:editing-cycles>15</meta:editing-cycles>
    <meta:generator>LibreOffice/7.3.7.2$Linux_X86_64 LibreOffice_project/30$Build-2</meta:generator>
    <dc:date>2026-04-14T13:16:59.722535626</dc:date>
    <meta:document-statistic meta:table-count="0" meta:image-count="0" meta:object-count="0" meta:page-count="1" meta:paragraph-count="36" meta:word-count="139" meta:character-count="776" meta:non-whitespace-character-count="673"/>
    <meta:user-defined meta:name="Info 1"/>
    <meta:user-defined meta:name="Info 2"/>
    <meta:user-defined meta:name="Info 3"/>
    <meta:user-defined meta:name="Info 4"/>
  </office:meta>
</office:document-meta>
</file>